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60000028B28869128924D5026.png" manifest:media-type="image/png"/>
  <manifest:file-entry manifest:full-path="Pictures/1000000100000349000002532A3F26FB4BB96469.png" manifest:media-type="image/png"/>
  <manifest:file-entry manifest:full-path="Pictures/100000010000035700000348412B740FBF77E699.png" manifest:media-type="image/png"/>
  <manifest:file-entry manifest:full-path="Pictures/1000000100000351000003C6937BC37F445C2F6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solid" svg:stroke-width="0cm" svg:stroke-color="#3465a4" draw:marker-start-width="0.2cm" draw:marker-end-width="0.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svg:stroke-color="#ff4000" draw:marker-start-width="0.359cm" draw:marker-end-width="0.359cm" draw:fill="none" draw:textarea-horizontal-align="center" draw:textarea-vertical-align="middle" draw:auto-grow-height="true" fo:min-height="0cm" fo:min-width="0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60pt" style:font-size-asian="60pt" style:font-size-complex="60pt"/>
    </style:style>
    <style:style style:name="P4" style:family="paragraph">
      <loext:graphic-properties draw:fill="none" draw:fill-color="#ffffff"/>
      <style:text-properties fo:font-size="60pt" style:font-size-asian="60pt" style:font-size-complex="60pt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29.956cm" svg:height="34.085cm" svg:x="41.544cm" svg:y="3.915cm">
          <draw:image xlink:href="Pictures/1000000100000351000003C6937BC37F445C2F65.png" xlink:type="simple" xlink:show="embed" xlink:actuate="onLoad" draw:mime-type="image/png">
            <text:p/>
          </draw:image>
        </draw:frame>
        <draw:frame draw:style-name="gr2" draw:text-style-name="P1" draw:layer="layout" svg:width="30.168cm" svg:height="29.639cm" svg:x="10.332cm" svg:y="3.861cm">
          <draw:image xlink:href="Pictures/100000010000035700000348412B740FBF77E699.png" xlink:type="simple" xlink:show="embed" xlink:actuate="onLoad" draw:mime-type="image/png">
            <text:p/>
          </draw:image>
        </draw:frame>
        <draw:custom-shape draw:style-name="gr3" draw:text-style-name="P2" draw:layer="layout" svg:width="16cm" svg:height="2cm" svg:x="43.5cm" svg:y="2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.5cm" svg:height="1.4cm" svg:x="44cm" svg:y="25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1.3cm" svg:x="44cm" svg:y="2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.5cm" svg:height="1.4cm" svg:x="43.5cm" svg:y="3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.5cm" svg:height="1.4cm" svg:x="43.5cm" svg:y="36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1.3cm" svg:x="43.5cm" svg:y="28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1.3cm" svg:x="43.5cm" svg:y="34.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7.796cm" svg:height="2.618cm" svg:x="10cm" svg:y="1.243cm">
          <draw:text-box>
            <text:p text:style-name="P3">Original</text:p>
          </draw:text-box>
        </draw:frame>
        <draw:frame draw:style-name="gr4" draw:text-style-name="P4" draw:layer="layout" svg:width="6.505cm" svg:height="2.618cm" svg:x="41.544cm" svg:y="1.4cm">
          <draw:text-box>
            <text:p text:style-name="P3">Import</text:p>
          </draw:text-box>
        </draw:frame>
        <draw:custom-shape draw:style-name="gr3" draw:text-style-name="P2" draw:layer="layout" svg:width="4.9cm" svg:height="1.4cm" svg:x="52.1cm" svg:y="4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2" draw:text-style-name="P1" draw:layer="layout" svg:width="29.674cm" svg:height="20.994cm" svg:x="6.1cm" svg:y="5.006cm">
          <draw:image xlink:href="Pictures/1000000100000349000002532A3F26FB4BB96469.png" xlink:type="simple" xlink:show="embed" xlink:actuate="onLoad" draw:mime-type="image/png">
            <text:p/>
          </draw:image>
        </draw:frame>
        <draw:frame draw:style-name="gr2" draw:text-style-name="P1" draw:layer="layout" svg:width="29.568cm" svg:height="22.97cm" svg:x="37cm" svg:y="5cm">
          <draw:image xlink:href="Pictures/10000001000003460000028B28869128924D5026.png" xlink:type="simple" xlink:show="embed" xlink:actuate="onLoad" draw:mime-type="image/png">
            <text:p/>
          </draw:image>
        </draw:frame>
        <draw:frame draw:style-name="gr4" draw:text-style-name="P4" draw:layer="layout" svg:width="7.796cm" svg:height="2.618cm" svg:x="6.1cm" svg:y="2.388cm">
          <draw:text-box>
            <text:p text:style-name="P3">Original</text:p>
          </draw:text-box>
        </draw:frame>
        <draw:frame draw:style-name="gr4" draw:text-style-name="P4" draw:layer="layout" svg:width="6.505cm" svg:height="2.618cm" svg:x="36.995cm" svg:y="2.382cm">
          <draw:text-box>
            <text:p text:style-name="P3">Import</text:p>
          </draw:text-box>
        </draw:frame>
        <draw:custom-shape draw:style-name="gr3" draw:text-style-name="P2" draw:layer="layout" svg:width="16cm" svg:height="4.5cm" svg:x="39cm" svg:y="22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24cm" svg:height="1.248cm" svg:x="39.69cm" svg:y="7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26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1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1.014cm" fo:margin-bottom="0cm" fo:text-indent="0cm"/>
      <style:text-properties fo:font-size="71.099998474121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76cm" fo:margin-bottom="0cm" fo:text-indent="0cm"/>
      <style:text-properties fo:font-size="60.9000015258789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506cm" fo:margin-bottom="0cm" fo:text-indent="0cm"/>
      <style:text-properties fo:font-size="50.7999992370606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252cm" fo:margin-bottom="0cm" fo:text-indent="0cm"/>
      <style:text-properties fo:font-size="50.7999992370606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252cm" fo:margin-bottom="0cm" fo:text-indent="0cm"/>
      <style:text-properties fo:font-size="50.7999992370606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252cm" fo:margin-bottom="0cm" fo:text-indent="0cm"/>
      <style:text-properties fo:font-size="50.7999992370606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252cm" fo:margin-bottom="0cm" fo:text-indent="0cm"/>
      <style:text-properties fo:font-size="50.7999992370606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252cm" fo:margin-bottom="0cm" fo:text-indent="0cm"/>
      <style:text-properties fo:font-size="50.7999992370606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1.69999694824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0cm" fo:page-height="4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Standard" style:page-layout-name="PM1" draw:style-name="Mdp1">
      <draw:frame presentation:style-name="Standard-title" draw:layer="backgroundobjects" svg:width="71.999cm" svg:height="6.677cm" svg:x="4cm" svg:y="1.593cm" presentation:class="title" presentation:placeholder="true">
        <draw:text-box/>
      </draw:frame>
      <draw:frame presentation:style-name="Standard-outline1" draw:layer="backgroundobjects" svg:width="71.999cm" svg:height="23.198cm" svg:x="4cm" svg:y="9.358cm" presentation:class="outline" presentation:placeholder="true">
        <draw:text-box/>
      </draw:frame>
      <draw:frame presentation:style-name="Mpr1" draw:text-style-name="MP2" draw:layer="backgroundobjects" svg:width="18.639cm" svg:height="2.756cm" svg:x="4cm" svg:y="36.43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25.359cm" svg:height="2.756cm" svg:x="27.36cm" svg:y="36.43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8.639cm" svg:height="2.756cm" svg:x="57.36cm" svg:y="36.43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2T08:28:26.579977364</meta:creation-date>
    <dc:date>2022-10-22T08:37:58.694906348</dc:date>
    <meta:editing-duration>PT9M32S</meta:editing-duration>
    <meta:editing-cycles>3</meta:editing-cycles>
    <meta:generator>LibreOffice/7.3.6.2$Linux_X86_64 LibreOffice_project/30$Build-2</meta:generator>
    <meta:document-statistic meta:object-count="43"/>
  </office:meta>
</office:document-meta>
</file>